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89" style:family="paragraph" style:parent-style-name="Table_20_Contents">
      <style:text-properties officeooo:rsid="00ae5699" officeooo:paragraph-rsid="00ae5699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T67" style:family="text">
      <style:text-properties officeooo:rsid="00b01ad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6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5"><text:text-input text:description="&lt;if test=&quot;not keys.get('print_list_price_and_total_discount')&quot;&gt;">If</text:text-input></text:p>
            <text:p text:style-name="P20"><text:text-input text:description="&lt;formatLang(line.discount)&gt;">10,5%</text:text-input></text:p>
            <text:p text:style-name="P21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1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3"><text:text-input text:description="&lt;formatLang(line.report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E3" office:value-type="float" office:value="0">
            <text:p text:style-name="P35"><text:text-input text:description="&lt;if test=&quot;not keys.get('print_list_price_and_total_discount')&quot;&gt;">If</text:text-input></text:p>
            <text:p text:style-name="P20"><text:text-input text:description="&lt;formatLang(line.discount)&gt;">10,5%</text:text-input></text:p>
            <text:p text:style-name="P21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1"><text:text-input text:description="&lt;/if&gt;">End if</text:text-input></text:p>
          </table:table-cell>
          <table:table-cell table:style-name="Table1.A3" office:value-type="string">
            <text:p text:style-name="P31"><text:text-input text:description="&lt;formatLang(line.report_price_net)&gt;">9.999,50</text:text-input></text:p>
          </table:table-cell>
          <table:table-cell table:style-name="Table1.A3" office:value-type="string">
            <text:p text:style-name="P2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Table_20_Contents">
      <style:text-properties officeooo:rsid="00ae5699" officeooo:paragraph-rsid="00ae5699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/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7"/>
              <text:p text:style-name="MP26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8"/>
              <text:p text:style-name="MP29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1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2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3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validity_date,date=True)&gt;">fecha</text:text-input></text:span><text:span text:style-name="MT41"> </text:span><text:span text:style-name="MT42"><text:placeholder text:placeholder-type="text">&lt;/if&gt;</text:placeholder></text:span></text:p>
              <text:p text:style-name="MP34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5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6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7">P. Lista</text:p>
            </table:table-cell>
            <table:table-cell table:style-name="Tabla2.D1" office:value-type="string">
              <text:p text:style-name="MP38">%<text:span text:style-name="MT56">Bon.</text:span></text:p>
            </table:table-cell>
            <table:table-cell table:style-name="Tabla2.E1" office:value-type="string">
              <text:p text:style-name="MP37">P. Neto</text:p>
            </table:table-cell>
            <table:table-cell table:style-name="Tabla2.F1" office:value-type="string">
              <text:p text:style-name="MP37">Cantidad</text:p>
            </table:table-cell>
            <table:table-cell table:style-name="Tabla2.G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1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3">IMPUESTOS</text:p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5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><text:text-input text:description="&lt;if test=&quot;o.vat_discriminated&quot;&gt;">If vat discriminated</text:text-input></text:p>
              <text:p text:style-name="MP47">Impuestos</text:p>
              <text:p text:style-name="MP48"><text:text-input text:description="&lt;/if&gt;">Ennd if</text:text-input>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/>
            </table:table-cell>
            <table:table-cell table:style-name="Tabla6.F3" office:value-type="string">
              <text:p text:style-name="MP51"><text:text-input text:description="&lt;if test=&quot;o.vat_discriminated&quot;&gt;">If vat discriminated</text:text-input></text:p>
              <text:p text:style-name="MP52"><text:text-input text:description="&lt;formatLang(o.report_amount_tax)&gt;">99.999,99</text:text-input></text:p>
              <text:p text:style-name="MP53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4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5"/>
            </table:table-cell>
            <table:table-cell table:style-name="Tabla6.C1" office:value-type="string">
              <text:p text:style-name="MP42"><text:text-input text:description="&lt;formatLang(o.amount_total)&gt;">99.999,99</text:text-input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4-18T15:43:14.042160985</dc:date>
    <meta:editing-duration>P1DT22H44M41S</meta:editing-duration>
    <meta:editing-cycles>396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408" meta:character-count="1994" meta:non-whitespace-character-count="1893"/>
  </office:meta>
</office:document-meta>
</file>